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835cm" table:align="left" fo:background-color="#ffffff">
        <style:background-image/>
      </style:table-properties>
    </style:style>
    <style:style style:name="Table1.A" style:family="table-column">
      <style:table-column-properties style:column-width="0.284cm"/>
    </style:style>
    <style:style style:name="Table1.B" style:family="table-column">
      <style:table-column-properties style:column-width="7.551cm"/>
    </style:style>
    <style:style style:name="Table1.A1" style:family="table-cell">
      <style:table-cell-properties style:vertical-align="middle" fo:padding-left="0cm" fo:padding-right="0cm" fo:padding-top="0.212cm" fo:padding-bottom="0cm" fo:border-left="none" fo:border-right="none" fo:border-top="0.05pt solid #dddddd" fo:border-bottom="none"/>
    </style:style>
    <style:style style:name="P1" style:family="paragraph" style:parent-style-name="Standard">
      <style:text-properties officeooo:rsid="00049ab2" officeooo:paragraph-rsid="00049ab2"/>
    </style:style>
    <style:style style:name="P2" style:family="paragraph" style:parent-style-name="Table_20_Contents">
      <style:paragraph-properties fo:line-height="142%" fo:text-align="start" style:justify-single-word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pjdb-table"/>For put command: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 table:style-name="TableLine93985526888528">
          <table:table-cell table:style-name="Table1.A1" office:value-type="string">
            <text:p text:style-name="P2"> </text:p>
          </table:table-cell>
          <table:table-cell table:style-name="Table1.A1" office:value-type="string">
            <text:p text:style-name="P2">https://docs.google.com/forms/d/e/1FAIpQLSfSfw85i5raC9KZrkRGMTRYYmz3yi9pepfIViJFhIyNz1RmRQ/viewform</text:p>
          </table:table-cell>
        </table:table-row>
      </table:table>
      <text:p text:style-name="Standard"/>
      <text:p text:style-name="P1">2. set cmmand:</text:p>
      <text:p text:style-name="P1"/>
      <text:p text:style-name="P1">{</text:p>
      <text:p text:style-name="P1"><text:s text:c="4"/>"token": "608862679|6881615571065068944|608862465",</text:p>
      <text:p text:style-name="P1"><text:s text:c="4"/>"cmd": "SET",</text:p>
      <text:p text:style-name="P1"><text:s text:c="4"/>"dbName": "Employee",</text:p>
      <text:p text:style-name="P1"><text:s text:c="4"/>"rel": "Emp-rel",</text:p>
      <text:p text:style-name="P1"><text:s text:c="4"/>"type": "PUT",</text:p>
      <text:p text:style-name="P1"><text:s text:c="4"/>"primaryKey": "ahmad@gmail.com",</text:p>
      <text:p text:style-name="P1"><text:s text:c="4"/>"uniqueKeys": ["ahmad”, "88888888"],</text:p>
      <text:p text:style-name="P1"><text:s text:c="4"/>"foreignKeys": [</text:p>
      <text:p text:style-name="P1"><text:s text:c="7"/>{"foreignKey": "Mgr-ID",</text:p>
      <text:p text:style-name="P1"><text:s text:c="8"/>"inCol": "ID",</text:p>
      <text:p text:style-name="P1"><text:s text:c="8"/>"optional": true}</text:p>
      <text:p text:style-name="P1"><text:s text:c="4"/>],</text:p>
      <text:p text:style-name="P1"><text:s text:c="4"/>"jsonStr": {</text:p>
      <text:p text:style-name="P1"><text:s text:c="8"/>"ID" : 2901,</text:p>
      <text:p text:style-name="P1"><text:s text:c="8"/>"User-name": "kanishk",</text:p>
      <text:p text:style-name="P1"><text:s text:c="8"/>"Name": "kanishk kanna",</text:p>
      <text:p text:style-name="P1"><text:s text:c="8"/>"Email-address": "kanishk@gmail.com",</text:p>
      <text:p text:style-name="P1"><text:s text:c="8"/>"Phone-number": 8790654321,</text:p>
      <text:p text:style-name="P1"><text:s text:c="8"/>"Address": "plasia road",</text:p>
      <text:p text:style-name="P1"><text:s text:c="8"/>"Mgr-ID" : ""</text:p>
      <text:p text:style-name="P1"><text:s text:c="4"/>}</text:p>
      <text:p text:style-name="P1"/>
      <text:p text:style-name="P1">}</text:p>
      <text:p text:style-name="Standard"/>
      <text:p text:style-name="Standard"/>
      <text:p text:style-name="P1">3. for get comand:</text:p>
      <text:p text:style-name="Standard">{</text:p>
      <text:p text:style-name="Standard"><text:s text:c="4"/>"token": "2134770734|1905622745244281054|2134771272",</text:p>
      <text:p text:style-name="Standard"><text:s text:c="4"/>"cmd": "GET",</text:p>
      <text:p text:style-name="Standard"><text:s text:c="4"/>"dbName": "Company",</text:p>
      <text:p text:style-name="Standard"><text:s text:c="4"/>"rel": "Employee",</text:p>
      <text:p text:style-name="Standard"><text:s text:c="4"/>"jsonStr":{</text:p>
      <text:p text:style-name="Standard"><text:s text:c="8"/>"empName": "Arpit Todewal"</text:p>
      <text:p text:style-name="Standard"><text:s text:c="4"/>}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1T15:46:29.708814693</meta:creation-date>
    <dc:date>2022-10-01T16:58:16.012448618</dc:date>
    <meta:editing-duration>PT6S</meta:editing-duration>
    <meta:editing-cycles>1</meta:editing-cycles>
    <meta:document-statistic meta:table-count="1" meta:image-count="0" meta:object-count="0" meta:page-count="1" meta:paragraph-count="37" meta:word-count="73" meta:character-count="880" meta:non-whitespace-character-count="687"/>
    <meta:generator>LibreOffice/6.4.7.2$Linux_X86_64 LibreOffice_project/40$Build-2</meta:generator>
  </office:meta>
</office:document-meta>
</file>